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6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5.2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7.3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8.0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9.3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3.8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5.8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6.9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5.2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7.2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11.7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12.5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10.4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3.7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8.2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20.2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9.5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21.292cm">
          <draw:image xlink:href="Pictures/10000201000002E9000000494E37E90C79ED49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5T08:15:40.910900916</dc:date>
    <meta:editing-duration>PT1H28S</meta:editing-duration>
    <meta:editing-cycles>15</meta:editing-cycles>
    <meta:generator>LibreOffice/6.0.5.2$MacOSX_X86_64 LibreOffice_project/54c8cbb85f300ac59db32fe8a675ff7683cd5a16</meta:generator>
    <meta:print-date>2018-11-24T13:53:21.560988305</meta:print-date>
    <meta:document-statistic meta:object-count="18"/>
  </office:meta>
</office:document-meta>
</file>